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7413in" svg:height="7.1665in" svg:x="12.1031in" svg:y="0in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miner.uneven.mp350</text:p>
          </table:table-cell>
          <table:table-cell office:value-type="float" office:value="12.473" calcext:value-type="float">
            <text:p>12.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.uneven.mp350</text:p>
          </table:table-cell>
          <table:table-cell office:value-type="float" office:value="12.76" calcext:value-type="float">
            <text:p>12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.uneven.mp350</text:p>
          </table:table-cell>
          <table:table-cell office:value-type="float" office:value="12.834" calcext:value-type="float">
            <text:p>12.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uneven.mp350</text:p>
          </table:table-cell>
          <table:table-cell office:value-type="float" office:value="12.164" calcext:value-type="float">
            <text:p>12.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uneven.mp350</text:p>
          </table:table-cell>
          <table:table-cell office:value-type="float" office:value="12.265" calcext:value-type="float">
            <text:p>12.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uneven.mp350</text:p>
          </table:table-cell>
          <table:table-cell office:value-type="float" office:value="12.365" calcext:value-type="float">
            <text:p>12.365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2miners.350mp</text:p>
          </table:table-cell>
          <table:table-cell office:value-type="float" office:value="17.913" calcext:value-type="float">
            <text:p>17.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350mp</text:p>
          </table:table-cell>
          <table:table-cell office:value-type="float" office:value="18.065" calcext:value-type="float">
            <text:p>18.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350mp</text:p>
          </table:table-cell>
          <table:table-cell office:value-type="float" office:value="18.085" calcext:value-type="float">
            <text:p>18.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500mp</text:p>
          </table:table-cell>
          <table:table-cell office:value-type="float" office:value="18.492" calcext:value-type="float">
            <text:p>18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500mp</text:p>
          </table:table-cell>
          <table:table-cell office:value-type="float" office:value="18.636" calcext:value-type="float">
            <text:p>18.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500mp</text:p>
          </table:table-cell>
          <table:table-cell office:value-type="float" office:value="18.577" calcext:value-type="float">
            <text:p>18.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ug.350mp</text:p>
          </table:table-cell>
          <table:table-cell office:value-type="float" office:value="17.819" calcext:value-type="float">
            <text:p>17.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ug.350mp</text:p>
          </table:table-cell>
          <table:table-cell office:value-type="float" office:value="17.909" calcext:value-type="float">
            <text:p>17.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iners.ug.350mp</text:p>
          </table:table-cell>
          <table:table-cell office:value-type="float" office:value="17.933" calcext:value-type="float">
            <text:p>17.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350mp</text:p>
          </table:table-cell>
          <table:table-cell office:value-type="float" office:value="17.123" calcext:value-type="float">
            <text:p>17.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350mp</text:p>
          </table:table-cell>
          <table:table-cell office:value-type="float" office:value="17.333" calcext:value-type="float">
            <text:p>17.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350mp</text:p>
          </table:table-cell>
          <table:table-cell office:value-type="float" office:value="17.429" calcext:value-type="float">
            <text:p>17.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500mp</text:p>
          </table:table-cell>
          <table:table-cell office:value-type="float" office:value="17.839" calcext:value-type="float">
            <text:p>17.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500mp</text:p>
          </table:table-cell>
          <table:table-cell office:value-type="float" office:value="18.209" calcext:value-type="float">
            <text:p>18.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ter.500mp</text:p>
          </table:table-cell>
          <table:table-cell office:value-type="float" office:value="17.949" calcext:value-type="float">
            <text:p>17.949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>
            <draw:frame draw:z-index="1" draw:style-name="gr1" draw:text-style-name="P1" svg:width="12.7413in" svg:height="7.1665in" svg:x="0.0429in" svg:y="0.0004in">
              <draw:object draw:notify-on-update-of-ranges="Sheet1.A17:Sheet1.A31 Sheet1.B17:Sheet1.B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22:58:15.616477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46:49.963780650</meta:creation-date>
    <dc:date>2023-09-15T23:00:11.763660109</dc:date>
    <meta:editing-duration>PT2H6M9S</meta:editing-duration>
    <meta:editing-cycles>9</meta:editing-cycles>
    <meta:generator>LibreOffice/7.6.0.3$Linux_X86_64 LibreOffice_project/60$Build-3</meta:generator>
    <meta:document-statistic meta:table-count="1" meta:cell-count="4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64cm" svg:height="18.204cm" xlink:href=".." xlink:type="simple" chart:class="chart:bar" chart:style-name="ch1">
        <chart:title svg:x="13.453cm" svg:y="0.5cm" chart:style-name="ch2">
          <text:p>Update time per tick</text:p>
        </chart:title>
        <chart:subtitle svg:x="14.326cm" svg:y="1.669cm" chart:style-name="ch3">
          <text:p>lower is better</text:p>
        </chart:subtitle>
        <chart:plot-area chart:style-name="ch4" table:cell-range-address="Sheet1.A1:Sheet1.B6" chart:data-source-has-labels="column" svg:x="0.647cm" svg:y="2.742cm" svg:width="31.07cm" svg:height="14.117cm">
          <chart:coordinate-region svg:x="5.343cm" svg:y="2.742cm" svg:width="26.187cm" svg:height="13.47cm"/>
          <chart:axis chart:dimension="x" chart:name="primary-x" chart:style-name="ch5" chartooo:axis-type="auto">
            <chartooo:date-scale/>
            <chart:categories table:cell-range-address="Sheet1.A1:Sheet1.A6"/>
          </chart:axis>
          <chart:axis chart:dimension="y" chart:name="primary-y" chart:style-name="ch6">
            <chart:title svg:x="15.106cm" svg:y="17.223cm" chart:style-name="ch7">
              <text:p>ms per tick</text:p>
            </chart:title>
            <chart:grid chart:style-name="ch8" chart:class="major"/>
          </chart:axis>
          <chart:series chart:style-name="ch9" chart:values-cell-range-address="Sheet1.B1:Sheet1.B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miner.uneven.mp350</text:p>
                <draw:g>
                  <svg:desc>Sheet1.A1:Sheet1.A6</svg:desc>
                </draw:g>
              </table:table-cell>
              <table:table-cell office:value-type="float" office:value="12.473">
                <text:p>12.473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miner.uneven.mp35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2miner.uneven.mp350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splitter.uneven.mp350</text:p>
              </table:table-cell>
              <table:table-cell office:value-type="float" office:value="12.164">
                <text:p>12.164</text:p>
              </table:table-cell>
            </table:table-row>
            <table:table-row>
              <table:table-cell office:value-type="string">
                <text:p>splitter.uneven.mp350</text:p>
              </table:table-cell>
              <table:table-cell office:value-type="float" office:value="12.265">
                <text:p>12.265</text:p>
              </table:table-cell>
            </table:table-row>
            <table:table-row>
              <table:table-cell office:value-type="string">
                <text:p>splitter.uneven.mp350</text:p>
              </table:table-cell>
              <table:table-cell office:value-type="float" office:value="12.365">
                <text:p>12.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64cm" svg:height="18.204cm" xlink:href=".." xlink:type="simple" chart:class="chart:bar" chart:style-name="ch1">
        <chart:title svg:x="13.453cm" svg:y="0.5cm" chart:style-name="ch2">
          <text:p>Update time per tick</text:p>
        </chart:title>
        <chart:subtitle svg:x="14.326cm" svg:y="1.669cm" chart:style-name="ch3">
          <text:p>lower is better</text:p>
        </chart:subtitle>
        <chart:plot-area chart:style-name="ch4" table:cell-range-address="Sheet1.A17:Sheet1.B31" chart:data-source-has-labels="column" svg:x="0.647cm" svg:y="2.742cm" svg:width="31.07cm" svg:height="14.117cm">
          <chart:coordinate-region svg:x="4.285cm" svg:y="2.742cm" svg:width="27.245cm" svg:height="13.47cm"/>
          <chart:axis chart:dimension="x" chart:name="primary-x" chart:style-name="ch5" chartooo:axis-type="auto">
            <chartooo:date-scale/>
            <chart:categories table:cell-range-address="Sheet1.A17:Sheet1.A31"/>
          </chart:axis>
          <chart:axis chart:dimension="y" chart:name="primary-y" chart:style-name="ch6">
            <chart:title svg:x="15.106cm" svg:y="17.223cm" chart:style-name="ch7">
              <text:p>ms per tick</text:p>
            </chart:title>
            <chart:grid chart:style-name="ch8" chart:class="major"/>
          </chart:axis>
          <chart:series chart:style-name="ch9" chart:values-cell-range-address="Sheet1.B17:Sheet1.B3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miners.350mp</text:p>
                <draw:g>
                  <svg:desc>Sheet1.A17:Sheet1.A31</svg:desc>
                </draw:g>
              </table:table-cell>
              <table:table-cell office:value-type="float" office:value="17.913">
                <text:p>17.913</text:p>
                <draw:g>
                  <svg:desc>Sheet1.B17:Sheet1.B31</svg:desc>
                </draw:g>
              </table:table-cell>
            </table:table-row>
            <table:table-row>
              <table:table-cell office:value-type="string">
                <text:p>2miners.350mp</text:p>
              </table:table-cell>
              <table:table-cell office:value-type="float" office:value="18.065">
                <text:p>18.065</text:p>
              </table:table-cell>
            </table:table-row>
            <table:table-row>
              <table:table-cell office:value-type="string">
                <text:p>2miners.350mp</text:p>
              </table:table-cell>
              <table:table-cell office:value-type="float" office:value="18.085">
                <text:p>18.085</text:p>
              </table:table-cell>
            </table:table-row>
            <table:table-row>
              <table:table-cell office:value-type="string">
                <text:p>2miners.500mp</text:p>
              </table:table-cell>
              <table:table-cell office:value-type="float" office:value="18.492">
                <text:p>18.492</text:p>
              </table:table-cell>
            </table:table-row>
            <table:table-row>
              <table:table-cell office:value-type="string">
                <text:p>2miners.500mp</text:p>
              </table:table-cell>
              <table:table-cell office:value-type="float" office:value="18.636">
                <text:p>18.636</text:p>
              </table:table-cell>
            </table:table-row>
            <table:table-row>
              <table:table-cell office:value-type="string">
                <text:p>2miners.500mp</text:p>
              </table:table-cell>
              <table:table-cell office:value-type="float" office:value="18.577">
                <text:p>18.577</text:p>
              </table:table-cell>
            </table:table-row>
            <table:table-row>
              <table:table-cell office:value-type="string">
                <text:p>2miners.ug.350mp</text:p>
              </table:table-cell>
              <table:table-cell office:value-type="float" office:value="17.819">
                <text:p>17.819</text:p>
              </table:table-cell>
            </table:table-row>
            <table:table-row>
              <table:table-cell office:value-type="string">
                <text:p>2miners.ug.350mp</text:p>
              </table:table-cell>
              <table:table-cell office:value-type="float" office:value="17.909">
                <text:p>17.909</text:p>
              </table:table-cell>
            </table:table-row>
            <table:table-row>
              <table:table-cell office:value-type="string">
                <text:p>2miners.ug.350mp</text:p>
              </table:table-cell>
              <table:table-cell office:value-type="float" office:value="17.933">
                <text:p>17.933</text:p>
              </table:table-cell>
            </table:table-row>
            <table:table-row>
              <table:table-cell office:value-type="string">
                <text:p>splitter.350mp</text:p>
              </table:table-cell>
              <table:table-cell office:value-type="float" office:value="17.123">
                <text:p>17.123</text:p>
              </table:table-cell>
            </table:table-row>
            <table:table-row>
              <table:table-cell office:value-type="string">
                <text:p>splitter.350mp</text:p>
              </table:table-cell>
              <table:table-cell office:value-type="float" office:value="17.333">
                <text:p>17.333</text:p>
              </table:table-cell>
            </table:table-row>
            <table:table-row>
              <table:table-cell office:value-type="string">
                <text:p>splitter.350mp</text:p>
              </table:table-cell>
              <table:table-cell office:value-type="float" office:value="17.429">
                <text:p>17.429</text:p>
              </table:table-cell>
            </table:table-row>
            <table:table-row>
              <table:table-cell office:value-type="string">
                <text:p>splitter.500mp</text:p>
              </table:table-cell>
              <table:table-cell office:value-type="float" office:value="17.839">
                <text:p>17.839</text:p>
              </table:table-cell>
            </table:table-row>
            <table:table-row>
              <table:table-cell office:value-type="string">
                <text:p>splitter.500mp</text:p>
              </table:table-cell>
              <table:table-cell office:value-type="float" office:value="18.209">
                <text:p>18.209</text:p>
              </table:table-cell>
            </table:table-row>
            <table:table-row>
              <table:table-cell office:value-type="string">
                <text:p>splitter.500mp</text:p>
              </table:table-cell>
              <table:table-cell office:value-type="float" office:value="17.949">
                <text:p>17.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